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2fa6f5" officeooo:paragraph-rsid="002fa6f5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7273da" officeooo:paragraph-rsid="007273d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margin-top="0.25cm" fo:margin-bottom="0.199cm" style:contextual-spacing="false"/>
    </style:style>
    <style:style style:name="T1" style:family="text">
      <style:text-properties officeooo:rsid="007b7ba0"/>
    </style:style>
    <style:style style:name="T2" style:family="text">
      <style:text-properties officeooo:rsid="008f0f4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Cassette Tape Work?</text:p>
      <text:p text:style-name="P2">Design Document</text:p>
      <text:p text:style-name="P3">CT6015 Creative Visuali<text:span text:style-name="T1">s</text:span>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7"><text:a xlink:type="simple" xlink:href="#__RefHeading___Toc131_3916550792" text:style-name="Index_20_Link" text:visited-style-name="Index_20_Link">Choosing the Subject<text:tab/>2</text:a></text:p>
          <text:p text:style-name="P7"><text:a xlink:type="simple" xlink:href="#__RefHeading___Toc133_3916550792" text:style-name="Index_20_Link" text:visited-style-name="Index_20_Link">Software and Techniques<text:tab/>2</text:a></text:p>
          <text:p text:style-name="P7"><text:a xlink:type="simple" xlink:href="#__RefHeading___Toc135_3916550792" text:style-name="Index_20_Link" text:visited-style-name="Index_20_Link">Target Audience<text:tab/>2</text:a></text:p>
          <text:p text:style-name="P6"><text:a xlink:type="simple" xlink:href="#__RefHeading___Toc174_2992579713" text:style-name="Index_20_Link" text:visited-style-name="Index_20_Link">Development<text:tab/>2</text:a></text:p>
        </text:index-body>
      </text:table-of-content>
      <text:p text:style-name="P8"/>
      <text:h text:style-name="P9" text:outline-level="1"><text:bookmark-start text:name="__RefHeading___Toc129_3916550792"/>Introduction<text:bookmark-end text:name="__RefHeading___Toc129_3916550792"/></text:h>
      <text:p text:style-name="Text_20_body">This design document follows my planning and development of my interactive visualisation How Does a Cassette Tape Work? The development will cover how successful my methods were and any improvements made informed by this.</text:p>
      <text:h text:style-name="P10" text:outline-level="2"><text:bookmark-start text:name="__RefHeading___Toc131_3916550792"/>Choosing the Subject<text:bookmark-end text:name="__RefHeading___Toc131_3916550792"/></text:h>
      <text:p text:style-name="Text_20_body">I chose the Compact Cassette as my subject with a young target audience as this is something not generally well understood by young people.</text:p>
      <text:h text:style-name="Heading_20_2" text:outline-level="2"><text:bookmark-start text:name="__RefHeading___Toc133_3916550792"/>Software and Techniques<text:bookmark-end text:name="__RefHeading___Toc133_3916550792"/></text:h>
      <text:p text:style-name="Text_20_body">As the game engine I have the most experience with, I have chosen Godot for this project. Godot provides all the functionality I will need to build this interactive project.</text:p>
      <text:p text:style-name="Text_20_body">For 3D modelling I have chosen Blender as I have experimented with it before and it is very accessible for self-learning. As I have little 3D modelling experience I will not be UV unwrapping or texturing the models, as dedicating the amount of time necessary to develop these skills would not allow me to produce a visualisation within the time frame.</text:p>
      <text:h text:style-name="Heading_20_2" text:outline-level="2"><text:bookmark-start text:name="__RefHeading___Toc135_3916550792"/>Target Audience<text:bookmark-end text:name="__RefHeading___Toc135_3916550792"/></text:h>
      <text:p text:style-name="Text_20_body">The target audience of ‘How Does a Cassette Tape Work?’ is children and teenagers aged 10-19.</text:p>
      <text:h text:style-name="Heading_20_1" text:outline-level="1"><text:bookmark-start text:name="__RefHeading___Toc174_2992579713"/>Development<text:bookmark-end text:name="__RefHeading___Toc174_2992579713"/></text:h>
      <text:p text:style-name="Text_20_body">It was developed. <text:span text:style-name="T2">Do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6b2394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2.1$Windows_x86 LibreOffice_project/0f794b6e29741098670a3b95d60478a65d05ef13</meta:generator>
    <dc:date>2024-12-10T19:11:25.937000000</dc:date>
    <meta:editing-duration>PT4H6M52S</meta:editing-duration>
    <meta:editing-cycles>87</meta:editing-cycles>
    <meta:print-date>2024-12-04T18:06:21.871000000</meta:print-date>
    <meta:printed-by>PDF files</meta:printed-by>
    <meta:document-statistic meta:table-count="0" meta:image-count="0" meta:object-count="0" meta:page-count="4" meta:paragraph-count="21" meta:word-count="210" meta:character-count="1281" meta:non-whitespace-character-count="1092"/>
  </office:meta>
</office:document-meta>
</file>